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90000019E6D63EE4F.png" manifest:media-type=""/>
  <manifest:file-entry manifest:full-path="Pictures/100000000000084D000002EE8C92E3FB.jpg" manifest:media-type=""/>
  <manifest:file-entry manifest:full-path="Pictures/10000000000000AC00000046F5A128BB.jpg" manifest:media-type=""/>
  <manifest:file-entry manifest:full-path="Pictures/100000000000005800000071F7E1688C.jpg" manifest:media-type=""/>
  <manifest:file-entry manifest:full-path="Pictures/1000020100000895000005B787B101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padding="0cm" fo:border="none" style:shadow="none"/>
    </style:style>
    <style:style style:name="P2" style:family="paragraph" style:parent-style-name="Header">
      <style:paragraph-properties fo:text-align="center" style:justify-single-word="false"/>
      <style:text-properties fo:color="#ff3333" fo:font-size="9pt" officeooo:rsid="00118e4d" officeooo:paragraph-rsid="00118e4d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3333" fo:font-size="9pt" officeooo:rsid="00118e4d" officeooo:paragraph-rsid="00118e4d" style:font-size-asian="9pt" style:font-size-complex="9pt"/>
    </style:style>
    <style:style style:name="MP2" style:family="paragraph" style:parent-style-name="Footer">
      <style:paragraph-properties fo:padding="0cm" fo:border="none" style:shadow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4" text:anchor-type="paragraph" svg:x="17.5cm" svg:y="0cm" svg:width="1.499cm" svg:height="1cm" draw:z-index="1"><draw:image xlink:href="Pictures/1000020100000895000005B787B1011B.png" xlink:type="simple" xlink:show="embed" xlink:actuate="onLoad"/></draw:frame><draw:frame draw:style-name="Mfr1" draw:name="figuras3" text:anchor-type="paragraph" svg:x="0cm" svg:y="0cm" svg:width="0.87cm" svg:height="1cm" draw:z-index="0"><draw:image xlink:href="Pictures/100000000000005800000071F7E1688C.jpg" xlink:type="simple" xlink:show="embed" xlink:actuate="onLoad"/></draw:frame></text:p>
        <text:p text:style-name="MP1"/>
        <text:p text:style-name="MP1"/>
      </style:header>
      <style:footer>
        <text:p text:style-name="MP2"><draw:frame draw:style-name="Mfr1" draw:name="figuras2" text:anchor-type="paragraph" svg:x="4.327cm" svg:y="0.132cm" svg:width="1.762cm" svg:height="0.718cm" draw:z-index="2"><draw:image xlink:href="Pictures/10000000000000AC00000046F5A128BB.jpg" xlink:type="simple" xlink:show="embed" xlink:actuate="onLoad"/></draw:frame><draw:frame draw:style-name="Mfr2" draw:name="figuras5" text:anchor-type="paragraph" svg:y="0.101cm" svg:width="1.69cm" svg:height="0.6cm" draw:z-index="3"><draw:image xlink:href="Pictures/100000000000084D000002EE8C92E3FB.jpg" xlink:type="simple" xlink:show="embed" xlink:actuate="onLoad"/></draw:frame><draw:frame draw:style-name="Mfr1" draw:name="figuras1" text:anchor-type="paragraph" svg:x="0cm" svg:y="0.101cm" svg:width="1.679cm" svg:height="0.6cm" draw:z-index="4"><draw:image xlink:href="Pictures/10000201000004890000019E6D63EE4F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5:07:42.164250381</meta:creation-date>
    <dc:date>2014-06-06T21:25:03.969127474</dc:date>
    <meta:editing-duration>PT37M33S</meta:editing-duration>
    <meta:editing-cycles>7</meta:editing-cycles>
    <meta:generator>LibreOffice/4.1.5.3$Linux_X86_64 LibreOffice_project/410m0$Build-3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